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18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34.11mm"/>
    </style:style>
    <style:style style:name="co6" style:family="table-column">
      <style:table-column-properties fo:break-before="auto" style:column-width="8.78mm"/>
    </style:style>
    <style:style style:name="co7" style:family="table-column">
      <style:table-column-properties fo:break-before="auto" style:column-width="58.35mm"/>
    </style:style>
    <style:style style:name="co8" style:family="table-column">
      <style:table-column-properties fo:break-before="auto" style:column-width="17.23mm"/>
    </style:style>
    <style:style style:name="co9" style:family="table-column">
      <style:table-column-properties fo:break-before="auto" style:column-width="63.8mm"/>
    </style:style>
    <style:style style:name="co10" style:family="table-column">
      <style:table-column-properties fo:break-before="auto" style:column-width="24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i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gentina</text:p>
          </table:table-cell>
        </table:table-row>
      </table:table>
      <table:table table:name="provincia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se detal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cumá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tamar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órdob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rrient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c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ub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tre Río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mos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ju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 Pamp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 Rioj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endoz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sione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uqué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ío Negr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lt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n Jua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n Luí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nta Cru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nta F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ntiago del Ester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erra del Fueg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uenos Aires</text:p>
          </table:table-cell>
        </table:table-row>
      </table:table>
      <table:table table:name="departament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rovinci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se deta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n Miguel de Tucumá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uz Al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fí Vie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cligas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rba Bue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u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ter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ío Ch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rruyac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amaillá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imo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uan B. Alber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 Coch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anc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fí del Val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aner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pit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ncast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pit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ío Hond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pital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r. Manuel Belgran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ta Ro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á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rcero Arri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apital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pita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apita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apita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apital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pita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apita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pital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n Fernand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pita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pita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9 De Juli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lorentino Ameghin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eneral Lópe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nt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sero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eneral Taboad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alcarc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elé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rlos Casar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uján De Cuy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riond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ló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a Viñ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uis Jorge Font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igr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a Candelari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an Martí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ral. José De San Martí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an Jerónim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edesm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ío Cuar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osario De La Fronter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ral. Roc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a Band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ral. San Martí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ellegrini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ío Segund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alpalá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onstitució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astellano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oja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osari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lliqueló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an Cristoba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an Isidr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an Lorenz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as Coloni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anta Marí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omá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an Nicola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rcos Juarez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racó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avi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anta Marí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eneral Pueyrredó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an Antonio De Arec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inogas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alle Viej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Gral. Pederner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Juarez Celma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os Vallis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acará Pint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uenos Air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a Reduc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stación Ara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oncepció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hicligas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anchill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l Empal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ap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l Tal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ngenio Santa An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a Virgi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obernador Piedrabue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ldere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a Invern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imbó Vie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ella Vis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ruz Al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afi Vie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ranadero Baigorri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io Colora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olomb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Los 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afayat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anda Rio Salí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uan B. Alberd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icl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as Cej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as Tali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evil Po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anta F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din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uem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natial De Ovan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alt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alt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an Pedro De Jujuy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os Alt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rca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Aguila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residencia Roque Saenz Peñ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an And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sipued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aste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anuel Garcia Fernand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che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nan Pab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Ra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illa Fi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León Rougué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io Prim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an Antonio De Arec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an Fernando Del Valle Catamar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eta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da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añada De Gome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artinez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os Gutierr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artagal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ordo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La Cru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iedrabue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os Pues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Los Pues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Estación Ara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gua Dul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usca Poz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Estación Ara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imbó Nue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Vedi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Amaicha Del Val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Joaquin V. Gonzalez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mpo Sant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anta Rosa De Le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Garmend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Barrio Carola Lorenz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an Pedro De Colala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os Veg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Villa Quinter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os Aguir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añuela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os Pizarr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evil Redond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elfin Gal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oca Del Tig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afael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Ramada De Aba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ucumá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an Andr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ngenio Nueva Bavie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stación Vip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a Ramada De Aba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Rio Se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njamin Pa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Oncativ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an Migu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Huasa Pamp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os Porce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Las Vertien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Los Ral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El Cortader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ustiniano Pos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os Vallis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Jimenez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op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auce Huac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s Ros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Villa Mariano More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 Flori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eniente Berd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Ingenio La Flori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l Quemad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rlos Pellegrin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Rosario De La Fronter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ndalga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Andalgal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as Estanci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iva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alve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Galve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requit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Barrio Las Vertien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ruz Al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Luqu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Luisia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ra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Zarate Nor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avon Arrib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Villa Caña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Florid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uatimoz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Le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ueva Esperanz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enado Tuert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Venado Tuerto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an Pab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oza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Loza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ruz Al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Villa Elois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acura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os Gutierre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Aldere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esistenca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afi Vie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Yerba Bue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Yerba Bue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Del Viso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Dean Fun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Recr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Ramos Meji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insac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lmafuer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omas De Ta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Manantial De Ovan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Villa Benjamin Ara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Villa Benjamin Arao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La Ram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Lanu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Frias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an Andre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iquilli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Rios Se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Lomas Del Mirado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Villa Carmel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Las Cej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eric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imogasta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arcos Pa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ila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horomo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afi Viej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ap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io Ch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an Vicen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econquist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hacabuco</text:p>
          </table:table-cell>
          <table:table-cell office:value-type="float" office:value="23" calcext:value-type="float">
            <text:p>23</text:p>
          </table:table-cell>
        </table:table-row>
      </table:table>
      <table:table table:name="localidad" table:style-name="ta1"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partamen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 se detall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her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uila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aicha del Vall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ca Jul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cad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lla Vis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urruyacú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fí Viej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afí Del Vall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an B. Alberd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 Miguel de Tucumá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nda del Río Salí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dere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ncepció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Yerba Bue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nter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n Pedro de Colala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l Cadill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amaillá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 Javi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anca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l Moll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ul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 Coch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 Pablo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 Chaña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c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l Siambó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usch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evil Redond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as Talita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lalao del Vall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lomb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lfín Ga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l Potrerill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anero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a Trinid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as Cej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os Ral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edin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ío Sec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umi Punc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anta A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nta Lucí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nta Rosa De Leal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imoc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oromor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evil Poz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l Mananti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Esquin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stación Arao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armend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a Flori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a Aguadit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os 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illa Nougué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bó Nuev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bó Viej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n André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a Ramad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asten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api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amadrid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ón Roug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os Vallist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os Sarmiento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a Tip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ío Chic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os Gutierre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os Pocito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comit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a Cru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an Patrici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lvina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co Ralos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a Cañada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illa Carme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an Felip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n Agustí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ermas De Río Hondo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apital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an Salvador De Juju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os Altos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Orá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ío Tercero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antiago Del Estero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iudad De Salt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iudad De Córdob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iudad De Santa F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an Fernando Del Valle De Catamarc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udad De Mendoz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iudad De San Jua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iudad De San Lui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osadas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iudad De La Rioja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esistenci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orrientes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anta Rosa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9 De Julio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gua Dulc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lmafuert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Florentino Ameghino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menábar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Apolinario Saravi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requito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ñatuy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lcarce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ñado De Ovant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Belé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njamín Arao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arlos Casares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arrodill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asilda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ñada De Gómez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habás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olomb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olonia Caroy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oronel Moldes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oronel Du Graty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on Torcuato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El Brach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l Cevila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l Cortader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l Naranj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anchillo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El Tal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l Trebol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mbarcación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alvez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asto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Libertador Gral. San Martín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io Colorad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ío Cuarto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osario De La Frontera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illa Quintero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illa Trinid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nantial De Ovant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esús Marí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Joaquín V. Gonzalez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Jovit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a Banda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a Playos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ueva Esperanz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Oncativo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acará Pintad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alpalá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ampa Poz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vón Arriba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ilar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Rafaela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ojas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Rosario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alliqueló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an Guillermo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an Isidro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an Lorenzo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an Vicent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anta Clara De Buena Vista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anta Marí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aujil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acural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aruca Pamp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illa Marí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eneral Rojo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eneral Baldissera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eneral Pico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La Quiaca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Las Tala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Las Tipa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Los Guchea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Los Perez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Los Puesto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Los Sueldo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os Surgente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ozada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ar Del Plat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ix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onte Bell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onte Grand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onteagud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os Porce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illa Nueva Ital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an Antonio De Areco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unro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inogasta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anta Rosa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Villa Mercedes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illa Los Sarmiento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usca Poz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a Reducc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as Talit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eneral Dehez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Jovit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mafuer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El Naranji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apitan Cacer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onteagud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ucumán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ucumá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Bajo Grand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Bajo Grand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uenos Aires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stación Araoz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ucumán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oncepción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Ranchillos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oncepción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.m.de Tucumán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Atahon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Banda Rio Salí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illa Fia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Villa Fiad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obernador Piedrabue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Yerba Buen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Las Talit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anta An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a Virginia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a Virgini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Lasten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lderet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Lomas De Imbau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Rotonda Los Gutierr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horomoro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anta Lucia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León Rougue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Banda Del Rio Sali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Fria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rias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Juan B. Alberdi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urruyacú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arcia Fernandez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ruz Alta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La Invernada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Leal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Villa Mariano Moreno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anchillos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as Talitas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Granadero Baigorria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Rio Colorado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olombres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afi Viejo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alta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nda Rio Salí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atamarc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Juan B. Alberdi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Viclos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afi Viejo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Las Cejas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Jujuy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ucumán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ucumán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anta F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ndino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evil Pozo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uemes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hicligasta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anantial De Ovant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alta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alta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Lules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Jujuy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Las Talitas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rcadia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guilares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haco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an Andres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atamarca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ordoba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ella Vista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ucumán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Manuel Garcia Fernandez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cheral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an Pablo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aco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Villa Fiad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León Rougués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io Primer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io Primero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Lule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cia. De Buenos Aires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atamarca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etan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anta Fe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anta Fe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uenos Aires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os Gutierrez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os Gutierrez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alta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ordoba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Alderetes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Villa Benjamin Araoz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renales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ucuman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ucumán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ucumán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ucumán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ucumán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ucumán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ucumán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uenos Aires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atamarca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alta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alta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eales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ucumán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órdoba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ucumán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oncepción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ucumán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ucumán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Buenos Aires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La Cocha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illa Carmela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ucumán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ucumán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anta Fe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ucumán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Banda Del Rio Salí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ucumán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ucumá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ucumán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ucumán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hicligast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ucumá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ucumán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ordoba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ucumán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ucumán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ucuman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ordoba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ucuman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ucuman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ucumán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ordoba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ucuman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Burruyacu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rancas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a Virgin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Jimenez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Ysca Yacu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Bobadal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an Pedro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Rapelli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El Palomar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El Cabure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Los Pereyr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Pozo Hondo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Ñato Pozo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lpachir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ampa Pozo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Garmendia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Leal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Famailla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anta Fe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afi Viejo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ucuman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La Florida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Monteros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Los Porcele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stacion Vipos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ucuman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Los Bulaci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Los Bulacio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Santa Fe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Salta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hicligasta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tamarc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tamarca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ucuma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El Naranj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El Naranj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obernador Piedrabuen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Buenos Aires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anta Fe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anta Fe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Aldao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lderete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anda Del Rio Sali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ella Vista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Benjamin Paz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oca Del Tigr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evil Pozo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requito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requito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ordoba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Delfin Gallo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Estacion Vipo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obernador Piedrabuen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Huasa Pamp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La Invernada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La Ramada De Abaj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Las Ceja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Las Talita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astenia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Los Aguir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Los Gutierrez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Los Pizarro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Los Ralo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Los Vallisto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Manuel Garcia Fernande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acara Pintado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Ranchillo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an Andres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eniente Berdin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anda Del Rio Sali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Alderetes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Buenos Air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Los Pere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Los Pere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ranca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ordoba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ancop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El Chañar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El Chañar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Yerba Buen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El Naranjit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os Ralo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avon Arrib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as Talita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eales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ucuman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gua Dulce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Las Piedrita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ruz Alta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Estacion Araoz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rbon Poz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ucuman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Rosario Sud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anta Fe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anta Fe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ucuman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Buenos Aires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ordoba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Mancopa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El Colmenar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Santiago Del Estero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anta Fe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ucuman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La Tala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Yaquilo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Lozada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Lozada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Lozada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an Andre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an Andres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Los Altos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Los Perez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sas Vieja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an Pablo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afi Viej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res Cerritos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Rosario De La Fronter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La Merced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Becca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Barrio Saavedr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evil Redond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Yerba Buena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anta F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olonia Tirolesa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Araoz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anta Fe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Rio Colorad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Rio Colorado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Los Gutierrez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Los Gutierrez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Los Gutierrez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gua Dulce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ranc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Zarate Nort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lderetes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haco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El Puestit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ancacha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ancacha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Villa Carmel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Villa Carmela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Las Ceja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ala Poz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Ora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an Antonio De Leale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ucuman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El Potrer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el Viso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l Viso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Dean Funes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ordoba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Burzaco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Burruyacu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ordoba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atamarc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Ramos Mejia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aruca Pamp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ordoba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ordoba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ucuman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Burruyacu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Lomas De Tafi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Tucuman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Ingenio Santa An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El Cañar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El Chaña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Gastona Sur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Gastona Sur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9 De Julio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La Invernad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Juan B. Alberdi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anantial De Ovant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Escaba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Tucuman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ucuman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ucuman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atamarca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Tucuman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Villa Allende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Villa Allende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Tucuman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Buurruyacu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Buenos Aires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an Cayetan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an Cayetano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Tucuma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antiago Del Estero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Buenos Aires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Lasteni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Tafi Viejo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iquillin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Piquillin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ordoba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onteros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El Cortadera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Las Tusquita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ucuman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Lomas Del Mirador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Tafi Viejo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Tucuman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Banda Del Rio Sali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Los Vallistos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Gobernador Garmendi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Tucuman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Jujuy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La Rioja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Los Nogale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an Andre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Yerba Buena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arcos Paz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auce Huach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La Florid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Tucuman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an Miguel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El Puesto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Alderete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arcos Juarez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arcos Juarez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evil Redond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Tucuma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Oliva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alto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Tucuman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Tucuman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Tucuman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a Virginia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Pilar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ordoba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Los Sos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Tucuman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La Aguadita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Tucuman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Tucuman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Tucuman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Tucuman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Villa Los Sarmientos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Finca El Tala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Yerba Buena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anta Fe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Yerba Buena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Reconuista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anta Fe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Buenos Aires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aballito</text:p>
          </table:table-cell>
          <table:table-cell office:value-type="float" office:value="58" calcext:value-type="float">
            <text:p>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8T12:24:02.125057730</dc:date>
    <meta:editing-duration>PT5M43S</meta:editing-duration>
    <meta:editing-cycles>2</meta:editing-cycles>
    <meta:generator>LibreOffice/6.1.5.2$Linux_X86_64 LibreOffice_project/10$Build-2</meta:generator>
    <meta:document-statistic meta:table-count="4" meta:cell-count="2598" meta:object-count="0"/>
  </office:meta>
</office:document-meta>
</file>